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sException.SmsException( int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sException.getErro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msException.Sm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sException.Sm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